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books">
        <table:table-row>
          <table:table-cell office:value-type="float" office:value="13">
            <text:p>13</text:p>
          </table:table-cell>
          <table:table-cell office:value-type="string">
            <text:p>Dune (novel)</text:p>
          </table:table-cell>
          <table:table-cell office:value-type="string">
            <text:p>Frank Herbert</text:p>
          </table:table-cell>
          <table:table-cell office:value-type="string">
            <text:p>5000</text:p>
          </table:table-cell>
          <table:table-cell office:value-type="string">
            <text:p>Dune is a 1965 epic science fiction novel by American author Frank Herbert, originally published as two separate serials in Analog magazine. It tied with Roger Zelazny's This Immortal for the Hugo Award for Best Novel and won the inaugural Nebula Award for Best Novel in 1966.</text:p>
          </table:table-cell>
          <table:table-cell office:value-type="string">
            <text:p>20</text:p>
          </table:table-cell>
          <table:table-cell office:value-type="string">
            <text:p>1733056832.jpg</text:p>
          </table:table-cell>
          <table:table-cell office:value-type="string">
            <text:p>1733056832.jpg</text:p>
          </table:table-cell>
          <table:table-cell office:value-type="float" office:value="26">
            <text:p>26</text:p>
          </table:table-cell>
          <table:table-cell office:value-type="string">
            <text:p>2024-12-01 12:40:32</text:p>
          </table:table-cell>
          <table:table-cell office:value-type="string">
            <text:p>2024-12-01 12:40:32</text:p>
          </table:table-cell>
        </table:table-row>
        <table:table-row>
          <table:table-cell office:value-type="float" office:value="14">
            <text:p>14</text:p>
          </table:table-cell>
          <table:table-cell office:value-type="string">
            <text:p>Neuromancer</text:p>
          </table:table-cell>
          <table:table-cell office:value-type="string">
            <text:p>William Gibson</text:p>
          </table:table-cell>
          <table:table-cell office:value-type="string">
            <text:p>3000</text:p>
          </table:table-cell>
          <table:table-cell office:value-type="string">
            <text:p>Dune
Frank Herbert, 1965

Neuromancer
William Gibson, 1984
Neuromancer
Neuromancer is a 1984 science fiction novel by American-Canadian writer William Gibson. Considered one of the earliest and best-known works in the cyberpunk genre, it is the only novel to win the Nebula Award, the Philip K. Dick Award, and the Hugo Award</text:p>
          </table:table-cell>
          <table:table-cell office:value-type="string">
            <text:p>10</text:p>
          </table:table-cell>
          <table:table-cell office:value-type="string">
            <text:p>1733056995.jpg</text:p>
          </table:table-cell>
          <table:table-cell office:value-type="string">
            <text:p>1733056995.jpg</text:p>
          </table:table-cell>
          <table:table-cell office:value-type="float" office:value="26">
            <text:p>26</text:p>
          </table:table-cell>
          <table:table-cell office:value-type="string">
            <text:p>2024-12-01 12:43:15</text:p>
          </table:table-cell>
          <table:table-cell office:value-type="string">
            <text:p>2024-12-01 12:43:15</text:p>
          </table:table-cell>
        </table:table-row>
        <table:table-row>
          <table:table-cell office:value-type="float" office:value="15">
            <text:p>15</text:p>
          </table:table-cell>
          <table:table-cell office:value-type="string">
            <text:p>It</text:p>
          </table:table-cell>
          <table:table-cell office:value-type="string">
            <text:p>Stephen King</text:p>
          </table:table-cell>
          <table:table-cell office:value-type="string">
            <text:p>2500</text:p>
          </table:table-cell>
          <table:table-cell office:value-type="string">
            <text:p>It is a 1986 horror novel by American author Stephen King. It was King's 22nd book and the 17th novel written under his own name. The story follows the experiences of seven children as they are terrorized by an evil entity that exploits the fears of its victims to disguise itself while hunting its prey.</text:p>
          </table:table-cell>
          <table:table-cell office:value-type="string">
            <text:p>14</text:p>
          </table:table-cell>
          <table:table-cell office:value-type="string">
            <text:p>1733057296.jpg</text:p>
          </table:table-cell>
          <table:table-cell office:value-type="string">
            <text:p>1733057296.jpg</text:p>
          </table:table-cell>
          <table:table-cell office:value-type="float" office:value="27">
            <text:p>27</text:p>
          </table:table-cell>
          <table:table-cell office:value-type="string">
            <text:p>2024-12-01 12:48:16</text:p>
          </table:table-cell>
          <table:table-cell office:value-type="string">
            <text:p>2024-12-01 12:48:16</text:p>
          </table:table-cell>
        </table:table-row>
        <table:table-row>
          <table:table-cell office:value-type="float" office:value="16">
            <text:p>16</text:p>
          </table:table-cell>
          <table:table-cell office:value-type="string">
            <text:p>The Shining (novel)</text:p>
          </table:table-cell>
          <table:table-cell office:value-type="string">
            <text:p>Stephen King</text:p>
          </table:table-cell>
          <table:table-cell office:value-type="string">
            <text:p>2000</text:p>
          </table:table-cell>
          <table:table-cell office:value-type="string">
            <text:p>The Shining is a 1977 horror novel by American author Stephen King. It is King's third published novel and first hardcover bestseller; its success firmly ...</text:p>
          </table:table-cell>
          <table:table-cell office:value-type="string">
            <text:p>10</text:p>
          </table:table-cell>
          <table:table-cell office:value-type="string">
            <text:p>1733057573.jpg</text:p>
          </table:table-cell>
          <table:table-cell office:value-type="string">
            <text:p>1733057573.jpg</text:p>
          </table:table-cell>
          <table:table-cell office:value-type="float" office:value="27">
            <text:p>27</text:p>
          </table:table-cell>
          <table:table-cell office:value-type="string">
            <text:p>2024-12-01 12:52:53</text:p>
          </table:table-cell>
          <table:table-cell office:value-type="string">
            <text:p>2024-12-01 12:52:53</text:p>
          </table:table-cell>
        </table:table-row>
        <table:table-row>
          <table:table-cell office:value-type="float" office:value="17">
            <text:p>17</text:p>
          </table:table-cell>
          <table:table-cell office:value-type="string">
            <text:p>Book Lovers</text:p>
          </table:table-cell>
          <table:table-cell office:value-type="string">
            <text:p>Emily Henry</text:p>
          </table:table-cell>
          <table:table-cell office:value-type="string">
            <text:p>1500</text:p>
          </table:table-cell>
          <table:table-cell office:value-type="string">
            <text:p>Book Lovers is a 2022 romance novel by Emily Henry. On March 28, 2023, Tango Entertainment bought the rights to create a film adaptation, with Sarah Heyward attached to write the script.</text:p>
          </table:table-cell>
          <table:table-cell office:value-type="string">
            <text:p>10</text:p>
          </table:table-cell>
          <table:table-cell office:value-type="string">
            <text:p>1733057719.jpg</text:p>
          </table:table-cell>
          <table:table-cell office:value-type="string">
            <text:p>1733057719.jpg</text:p>
          </table:table-cell>
          <table:table-cell office:value-type="float" office:value="28">
            <text:p>28</text:p>
          </table:table-cell>
          <table:table-cell office:value-type="string">
            <text:p>2024-12-01 12:55:19</text:p>
          </table:table-cell>
          <table:table-cell office:value-type="string">
            <text:p>2024-12-01 12:55:19</text:p>
          </table:table-cell>
        </table:table-row>
        <table:table-row>
          <table:table-cell office:value-type="float" office:value="18">
            <text:p>18</text:p>
          </table:table-cell>
          <table:table-cell office:value-type="string">
            <text:p>Get a Life, Chloe Brown</text:p>
          </table:table-cell>
          <table:table-cell office:value-type="string">
            <text:p>Talia Hibbert</text:p>
          </table:table-cell>
          <table:table-cell office:value-type="string">
            <text:p>21</text:p>
          </table:table-cell>
          <table:table-cell office:value-type="string">
            <text:p>Chloe Brown is a chronically ill computer geek with a goal, a plan, and a list. After almost—but not quite—dying, she's come up with seven directives to help her “Get a Life”, and she's already completed the first: finally moving out of her glamorous family's mansion. The next items? Enjoy a drunken night out.</text:p>
          </table:table-cell>
          <table:table-cell office:value-type="string">
            <text:p>21</text:p>
          </table:table-cell>
          <table:table-cell office:value-type="string">
            <text:p>1733057884.jpg</text:p>
          </table:table-cell>
          <table:table-cell office:value-type="string">
            <text:p>1733057884.jpg</text:p>
          </table:table-cell>
          <table:table-cell office:value-type="float" office:value="28">
            <text:p>28</text:p>
          </table:table-cell>
          <table:table-cell office:value-type="string">
            <text:p>2024-12-01 12:58:04</text:p>
          </table:table-cell>
          <table:table-cell office:value-type="string">
            <text:p>2024-12-01 12:58:04</text:p>
          </table:table-cell>
        </table:table-row>
        <table:table-row>
          <table:table-cell office:value-type="float" office:value="19">
            <text:p>19</text:p>
          </table:table-cell>
          <table:table-cell office:value-type="string">
            <text:p>The Pragmatic Programmer</text:p>
          </table:table-cell>
          <table:table-cell office:value-type="string">
            <text:p>Andrew Hunt ,David Thomas</text:p>
          </table:table-cell>
          <table:table-cell office:value-type="string">
            <text:p>2500</text:p>
          </table:table-cell>
          <table:table-cell office:value-type="string">
            <text:p>The Pragmatic Programmer: From Journeyman to Master is a book about computer programming and software engineering, written by Andrew Hunt and David Thomas and published in October 1999. It is used as a textbook in related university courses.</text:p>
          </table:table-cell>
          <table:table-cell office:value-type="string">
            <text:p>12</text:p>
          </table:table-cell>
          <table:table-cell office:value-type="string">
            <text:p>1733058029.jpg</text:p>
          </table:table-cell>
          <table:table-cell office:value-type="string">
            <text:p>1733058029.jpg</text:p>
          </table:table-cell>
          <table:table-cell office:value-type="float" office:value="29">
            <text:p>29</text:p>
          </table:table-cell>
          <table:table-cell office:value-type="string">
            <text:p>2024-12-01 13:00:29</text:p>
          </table:table-cell>
          <table:table-cell office:value-type="string">
            <text:p>2024-12-01 13:00:29</text:p>
          </table:table-cell>
        </table:table-row>
        <table:table-row>
          <table:table-cell office:value-type="float" office:value="20">
            <text:p>20</text:p>
          </table:table-cell>
          <table:table-cell office:value-type="string">
            <text:p>Clean Code</text:p>
          </table:table-cell>
          <table:table-cell office:value-type="string">
            <text:p>Robert C. Martin</text:p>
          </table:table-cell>
          <table:table-cell office:value-type="string">
            <text:p>2100</text:p>
          </table:table-cell>
          <table:table-cell office:value-type="string">
            <text:p>What is clean code? Clean code is clear, understandable, and maintainable. When you write clean code, you're keeping in mind the other people who may read and interpret your code at a later time. You're helping others understand the purpose of your code so that they can make changes to it eventually.</text:p>
          </table:table-cell>
          <table:table-cell office:value-type="string">
            <text:p>23</text:p>
          </table:table-cell>
          <table:table-cell office:value-type="string">
            <text:p>1733058177.jpg</text:p>
          </table:table-cell>
          <table:table-cell office:value-type="string">
            <text:p>1733058177.jpg</text:p>
          </table:table-cell>
          <table:table-cell office:value-type="float" office:value="29">
            <text:p>29</text:p>
          </table:table-cell>
          <table:table-cell office:value-type="string">
            <text:p>2024-12-01 13:02:57</text:p>
          </table:table-cell>
          <table:table-cell office:value-type="string">
            <text:p>2024-12-01 13:02:57</text:p>
          </table:table-cell>
        </table:table-row>
        <table:table-row>
          <table:table-cell office:value-type="float" office:value="21">
            <text:p>21</text:p>
          </table:table-cell>
          <table:table-cell office:value-type="string">
            <text:p>Grid Systems in Graphic Design</text:p>
          </table:table-cell>
          <table:table-cell office:value-type="string">
            <text:p>Josef Müller-Brockmann</text:p>
          </table:table-cell>
          <table:table-cell office:value-type="string">
            <text:p>2000</text:p>
          </table:table-cell>
          <table:table-cell office:value-type="string">
            <text:p>A grid system is a rigid framework that is supposed to help graphic designers in the meaningful, logical and consistent organization of information on a page. It is an established tool that is used by print and web designers to create well-structured, balanced designs.</text:p>
          </table:table-cell>
          <table:table-cell office:value-type="string">
            <text:p>20</text:p>
          </table:table-cell>
          <table:table-cell office:value-type="string">
            <text:p>1733058331.jpg</text:p>
          </table:table-cell>
          <table:table-cell office:value-type="string">
            <text:p>1733058331.jpg</text:p>
          </table:table-cell>
          <table:table-cell office:value-type="float" office:value="30">
            <text:p>30</text:p>
          </table:table-cell>
          <table:table-cell office:value-type="string">
            <text:p>2024-12-01 13:05:31</text:p>
          </table:table-cell>
          <table:table-cell office:value-type="string">
            <text:p>2024-12-01 13:05:31</text:p>
          </table:table-cell>
        </table:table-row>
        <table:table-row>
          <table:table-cell office:value-type="float" office:value="22">
            <text:p>22</text:p>
          </table:table-cell>
          <table:table-cell office:value-type="string">
            <text:p>Design is Storytelling</text:p>
          </table:table-cell>
          <table:table-cell office:value-type="string">
            <text:p>Ellen Lupton</text:p>
          </table:table-cell>
          <table:table-cell office:value-type="string">
            <text:p>3000</text:p>
          </table:table-cell>
          <table:table-cell office:value-type="string">
            <text:p>Good design, like good storytelling, brings ideas to life. The latest book from award-winning writer Ellen Lupton is a playbook for creative thinking, showing designers how to use storytelling techniques to create satisfying graphics, products, services and experiences.</text:p>
          </table:table-cell>
          <table:table-cell office:value-type="string">
            <text:p>24</text:p>
          </table:table-cell>
          <table:table-cell office:value-type="string">
            <text:p>1733058466.png</text:p>
          </table:table-cell>
          <table:table-cell office:value-type="string">
            <text:p>1733058466.jpg</text:p>
          </table:table-cell>
          <table:table-cell office:value-type="float" office:value="30">
            <text:p>30</text:p>
          </table:table-cell>
          <table:table-cell office:value-type="string">
            <text:p>2024-12-01 13:07:46</text:p>
          </table:table-cell>
          <table:table-cell office:value-type="string">
            <text:p>2024-12-01 13:07:46</text:p>
          </table:table-cell>
        </table:table-row>
      </table:table>
      <table:table table:name="categories">
        <table:table-row>
          <table:table-cell office:value-type="float" office:value="26">
            <text:p>26</text:p>
          </table:table-cell>
          <table:table-cell office:value-type="string">
            <text:p>Science fiction</text:p>
          </table:table-cell>
          <table:table-cell office:value-type="string">
            <text:p>2024-12-01 12:36:06</text:p>
          </table:table-cell>
          <table:table-cell office:value-type="string">
            <text:p>2024-12-01 12:36:06</text:p>
          </table:table-cell>
        </table:table-row>
        <table:table-row>
          <table:table-cell office:value-type="float" office:value="27">
            <text:p>27</text:p>
          </table:table-cell>
          <table:table-cell office:value-type="string">
            <text:p>Horror</text:p>
          </table:table-cell>
          <table:table-cell office:value-type="string">
            <text:p>2024-12-01 12:36:15</text:p>
          </table:table-cell>
          <table:table-cell office:value-type="string">
            <text:p>2024-12-01 12:36:15</text:p>
          </table:table-cell>
        </table:table-row>
        <table:table-row>
          <table:table-cell office:value-type="float" office:value="28">
            <text:p>28</text:p>
          </table:table-cell>
          <table:table-cell office:value-type="string">
            <text:p>Romance</text:p>
          </table:table-cell>
          <table:table-cell office:value-type="string">
            <text:p>2024-12-01 12:36:29</text:p>
          </table:table-cell>
          <table:table-cell office:value-type="string">
            <text:p>2024-12-01 12:36:29</text:p>
          </table:table-cell>
        </table:table-row>
        <table:table-row>
          <table:table-cell office:value-type="float" office:value="29">
            <text:p>29</text:p>
          </table:table-cell>
          <table:table-cell office:value-type="string">
            <text:p>Programing</text:p>
          </table:table-cell>
          <table:table-cell office:value-type="string">
            <text:p>2024-12-01 12:36:49</text:p>
          </table:table-cell>
          <table:table-cell office:value-type="string">
            <text:p>2024-12-01 12:36:49</text:p>
          </table:table-cell>
        </table:table-row>
        <table:table-row>
          <table:table-cell office:value-type="float" office:value="30">
            <text:p>30</text:p>
          </table:table-cell>
          <table:table-cell office:value-type="string">
            <text:p>Graphic Design</text:p>
          </table:table-cell>
          <table:table-cell office:value-type="string">
            <text:p>2024-12-01 12:36:58</text:p>
          </table:table-cell>
          <table:table-cell office:value-type="string">
            <text:p>2024-12-01 12:36:58</text:p>
          </table:table-cell>
        </table:table-row>
      </table:table>
      <table:table table:name="failed_jobs"/>
      <table:table table:name="migrations">
        <table:table-row>
          <table:table-cell office:value-type="float" office:value="1">
            <text:p>1</text:p>
          </table:table-cell>
          <table:table-cell office:value-type="string">
            <text:p>2014_10_12_000000_create_users_table</text:p>
          </table:table-cell>
          <table:table-cell office:value-type="float" office:value="1">
            <text:p>1</text:p>
          </table:table-cell>
        </table:table-row>
        <table:table-row>
          <table:table-cell office:value-type="float" office:value="2">
            <text:p>2</text:p>
          </table:table-cell>
          <table:table-cell office:value-type="string">
            <text:p>2014_10_12_100000_create_password_reset_tokens_table</text:p>
          </table:table-cell>
          <table:table-cell office:value-type="float" office:value="1">
            <text:p>1</text:p>
          </table:table-cell>
        </table:table-row>
        <table:table-row>
          <table:table-cell office:value-type="float" office:value="3">
            <text:p>3</text:p>
          </table:table-cell>
          <table:table-cell office:value-type="string">
            <text:p>2014_10_12_200000_add_two_factor_columns_to_users_table</text:p>
          </table:table-cell>
          <table:table-cell office:value-type="float" office:value="1">
            <text:p>1</text:p>
          </table:table-cell>
        </table:table-row>
        <table:table-row>
          <table:table-cell office:value-type="float" office:value="4">
            <text:p>4</text:p>
          </table:table-cell>
          <table:table-cell office:value-type="string">
            <text:p>2019_08_19_000000_create_failed_jobs_table</text:p>
          </table:table-cell>
          <table:table-cell office:value-type="float" office:value="1">
            <text:p>1</text:p>
          </table:table-cell>
        </table:table-row>
        <table:table-row>
          <table:table-cell office:value-type="float" office:value="5">
            <text:p>5</text:p>
          </table:table-cell>
          <table:table-cell office:value-type="string">
            <text:p>2019_12_14_000001_create_personal_access_tokens_table</text:p>
          </table:table-cell>
          <table:table-cell office:value-type="float" office:value="1">
            <text:p>1</text:p>
          </table:table-cell>
        </table:table-row>
        <table:table-row>
          <table:table-cell office:value-type="float" office:value="6">
            <text:p>6</text:p>
          </table:table-cell>
          <table:table-cell office:value-type="string">
            <text:p>2024_11_26_083633_create_sessions_table</text:p>
          </table:table-cell>
          <table:table-cell office:value-type="float" office:value="1">
            <text:p>1</text:p>
          </table:table-cell>
        </table:table-row>
        <table:table-row>
          <table:table-cell office:value-type="float" office:value="7">
            <text:p>7</text:p>
          </table:table-cell>
          <table:table-cell office:value-type="string">
            <text:p>2024_11_26_133835_create_categories_table</text:p>
          </table:table-cell>
          <table:table-cell office:value-type="float" office:value="2">
            <text:p>2</text:p>
          </table:table-cell>
        </table:table-row>
        <table:table-row>
          <table:table-cell office:value-type="float" office:value="8">
            <text:p>8</text:p>
          </table:table-cell>
          <table:table-cell office:value-type="string">
            <text:p>2024_11_27_094919_create_books_table</text:p>
          </table:table-cell>
          <table:table-cell office:value-type="float" office:value="3">
            <text:p>3</text:p>
          </table:table-cell>
        </table:table-row>
        <table:table-row>
          <table:table-cell office:value-type="float" office:value="9">
            <text:p>9</text:p>
          </table:table-cell>
          <table:table-cell office:value-type="string">
            <text:p>2024_11_27_121729_modify_books_table</text:p>
          </table:table-cell>
          <table:table-cell office:value-type="float" office:value="4">
            <text:p>4</text:p>
          </table:table-cell>
        </table:table-row>
      </table:table>
      <table:table table:name="password_reset_tokens"/>
      <table:table table:name="personal_access_tokens"/>
      <table:table table:name="sessions">
        <table:table-row>
          <table:table-cell office:value-type="string">
            <text:p>tgi1Yy4wBBr3KG0VQCXsaLMuX7TvuHvQ7xcj0ZtW</text:p>
          </table:table-cell>
          <table:table-cell office:value-type="float" office:value="4">
            <text:p>4</text:p>
          </table:table-cell>
          <table:table-cell office:value-type="string">
            <text:p>127.0.0.1</text:p>
          </table:table-cell>
          <table:table-cell office:value-type="string">
            <text:p>Mozilla/5.0 (Windows NT 10.0; Win64; x64) AppleWebKit/537.36 (KHTML, like Gecko) Chrome/131.0.0.0 Safari/537.36</text:p>
          </table:table-cell>
          <table:table-cell office:value-type="string">
            <text:p>YTo0OntzOjY6Il90b2tlbiI7czo0MDoieEMzVXVqU0FVZGdvMlVHcGZqeGxFTjdST3NueDY3aGJpZktPQmZxQyI7czo2OiJfZmxhc2giO2E6Mjp7czozOiJvbGQiO2E6MDp7fXM6MzoibmV3IjthOjA6e319czo5OiJfcHJldmlvdXMiO2E6MTp7czozOiJ1cmwiO3M6MzE6Imh0dHA6Ly8xMjcuMC4wLjE6ODAwMC9zaG93X2Jvb2siO31zOjUwOiJsb2dpbl93ZWJfNTliYTM2YWRkYzJiMmY5NDAxNTgwZjAxNGM3ZjU4ZWE0ZTMwOTg5ZCI7aTo0O30=</text:p>
          </table:table-cell>
          <table:table-cell office:value-type="float" office:value="1733058471">
            <text:p>1733058471</text:p>
          </table:table-cell>
        </table:table-row>
      </table:table>
      <table:table table:name="users">
        <table:table-row>
          <table:table-cell office:value-type="float" office:value="2">
            <text:p>2</text:p>
          </table:table-cell>
          <table:table-cell office:value-type="string">
            <text:p>Omnia Magdy Mohamed El Sawii</text:p>
          </table:table-cell>
          <table:table-cell office:value-type="string">
            <text:p>omnia@gmail.com</text:p>
          </table:table-cell>
          <table:table-cell office:value-type="string">
            <text:p>01556307773</text:p>
          </table:table-cell>
          <table:table-cell office:value-type="string">
            <text:p>obour city - sakn masr</text:p>
          </table:table-cell>
          <table:table-cell office:value-type="string">
            <text:p>admin</text:p>
          </table:table-cell>
          <table:table-cell office:value-type="string">
            <text:p>NULL</text:p>
          </table:table-cell>
          <table:table-cell office:value-type="string">
            <text:p>$2y$10$vt6juK.sW0WNrT83WDIfze61ya3StMUFbUH1FKvI0oHbvnx.GS7Bq</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2024-11-27 19:57:37</text:p>
          </table:table-cell>
          <table:table-cell office:value-type="string">
            <text:p>2024-11-27 19:57:37</text:p>
          </table:table-cell>
        </table:table-row>
        <table:table-row>
          <table:table-cell office:value-type="float" office:value="4">
            <text:p>4</text:p>
          </table:table-cell>
          <table:table-cell office:value-type="string">
            <text:p>Hassan</text:p>
          </table:table-cell>
          <table:table-cell office:value-type="string">
            <text:p>admin@admin.com</text:p>
          </table:table-cell>
          <table:table-cell office:value-type="string">
            <text:p>121</text:p>
          </table:table-cell>
          <table:table-cell office:value-type="string">
            <text:p>nasr city</text:p>
          </table:table-cell>
          <table:table-cell office:value-type="string">
            <text:p>admin</text:p>
          </table:table-cell>
          <table:table-cell office:value-type="string">
            <text:p>NULL</text:p>
          </table:table-cell>
          <table:table-cell office:value-type="string">
            <text:p>$2y$10$j54g0MvE73TO.XIfifaoT.JfyQNn6XecMpmvRuYmvUF1b7mvDdyVe</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2024-11-28 04:10:47</text:p>
          </table:table-cell>
          <table:table-cell office:value-type="string">
            <text:p>2024-11-28 04:10:47</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5.2.1</meta:generator>
    <meta:initial-creator>phpMyAdmin 5.2.1</meta:initial-creator>
    <meta:creation-date>2024-12-01T15:23:21+01:00</meta:creation-date>
  </office:meta>
</office:document-meta>
</file>